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atei1</text:p>
          </table:table-cell>
          <table:table-cell/>
          <table:table-cell office:value-type="string" calcext:value-type="string">
            <text:p>Datei2</text:p>
          </table:table-cell>
          <table:table-cell/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n</text:p>
          </table:table-cell>
          <table:table-cell office:value-type="float" office:value="77" calcext:value-type="float">
            <text:p>77</text:p>
          </table:table-cell>
          <table:table-cell table:formula="of:=[.B2]+[.D2]" office:value-type="float" office:value="139" calcext:value-type="float">
            <text:p>139</text:p>
          </table:table-cell>
        </table:table-row>
        <table:table-row table:style-name="ro1">
          <table:table-cell table:style-name="ce1" office:value-type="boolean" office:boolean-value="false" calcext:value-type="boolean">
            <text:p>FALSCH</text:p>
          </table:table-cell>
          <table:table-cell office:value-type="float" office:value="43" calcext:value-type="float">
            <text:p>43</text:p>
          </table:table-cell>
          <table:table-cell table:style-name="ce1" office:value-type="boolean" office:boolean-value="false" calcext:value-type="boolean">
            <text:p>FALSCH</text:p>
          </table:table-cell>
          <table:table-cell office:value-type="float" office:value="45" calcext:value-type="float">
            <text:p>45</text:p>
          </table:table-cell>
          <table:table-cell table:formula="of:=[.B3]+[.D3]" office:value-type="float" office:value="88" calcext:value-type="float">
            <text:p>88</text:p>
          </table:table-cell>
        </table:table-row>
        <table:table-row table:style-name="ro1">
          <table:table-cell table:style-name="ce1" office:value-type="boolean" office:boolean-value="true" calcext:value-type="boolean">
            <text:p>WAHR</text:p>
          </table:table-cell>
          <table:table-cell office:value-type="float" office:value="19" calcext:value-type="float">
            <text:p>19</text:p>
          </table:table-cell>
          <table:table-cell table:style-name="ce1" office:value-type="boolean" office:boolean-value="true" calcext:value-type="boolean">
            <text:p>WAHR</text:p>
          </table:table-cell>
          <table:table-cell office:value-type="float" office:value="32" calcext:value-type="float">
            <text:p>32</text:p>
          </table:table-cell>
          <table:table-cell table:formula="of:=[.B4]+[.D4]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Prozent_WHR</text:p>
          </table:table-cell>
          <table:table-cell table:formula="of:=[.B4]/[.B2]" office:value-type="float" office:value="0.306451612903226" calcext:value-type="float">
            <text:p>0,3064516129</text:p>
          </table:table-cell>
          <table:table-cell office:value-type="string" calcext:value-type="string">
            <text:p>Prozent_WHR</text:p>
          </table:table-cell>
          <table:table-cell table:formula="of:=[.D4]/[.D2]" office:value-type="float" office:value="0.415584415584416" calcext:value-type="float">
            <text:p>0,4155844156</text:p>
          </table:table-cell>
          <table:table-cell table:formula="of:=[.E4]/[.E2]" office:value-type="float" office:value="0.366906474820144" calcext:value-type="float">
            <text:p>0,3669064748</text:p>
          </table:table-cell>
        </table:table-row>
        <table:table-row table:style-name="ro1">
          <table:table-cell office:value-type="string" calcext:value-type="string">
            <text:p>std_nv</text:p>
          </table:table-cell>
          <table:table-cell office:value-type="float" office:value="1.96" calcext:value-type="float">
            <text:p>1,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G</text:p>
          </table:table-cell>
          <table:table-cell table:formula="of:=[.$B$5]-([.$B$6]*(SQRT(([.$B$5]*(1-[.$B$5]))/[.$B$2])))" office:value-type="float" office:value="0.191694512740039" calcext:value-type="float">
            <text:p>0,1916945127</text:p>
          </table:table-cell>
          <table:table-cell table:number-columns-repeated="2"/>
          <table:table-cell table:formula="of:=[.$E$5]-([.$B$6]*(SQRT(([.$E$5]*(1-[.$E$5]))/[.$E$2])))" office:value-type="float" office:value="0.286782904166167" calcext:value-type="float">
            <text:p>0,2867829042</text:p>
          </table:table-cell>
        </table:table-row>
        <table:table-row table:style-name="ro1">
          <table:table-cell office:value-type="string" calcext:value-type="string">
            <text:p>OG</text:p>
          </table:table-cell>
          <table:table-cell table:formula="of:=[.$B$5]+([.$B$6]*(SQRT(([.$B$5]*(1-[.$B$5]))/[.$B$2])))" office:value-type="float" office:value="0.421208713066413" calcext:value-type="float">
            <text:p>0,4212087131</text:p>
          </table:table-cell>
          <table:table-cell table:number-columns-repeated="2"/>
          <table:table-cell table:formula="of:=[.$E$5]+([.$B$6]*(SQRT(([.$E$5]*(1-[.$E$5]))/[.$E$2])))" office:value-type="float" office:value="0.447030045474121" calcext:value-type="float">
            <text:p>0,44703004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ttps://de.wikibooks.org/wiki/Datenanalyse:_Von_der_Stichprobe_zur_Grundgesamthei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3:53:38.284846085</meta:creation-date>
    <meta:generator>LibreOffice/5.1.6.2$Linux_X86_64 LibreOffice_project/10m0$Build-2</meta:generator>
    <dc:date>2017-07-16T15:49:15.045990146</dc:date>
    <meta:editing-duration>PT1H44M48S</meta:editing-duration>
    <meta:editing-cycles>2</meta:editing-cycles>
    <meta:document-statistic meta:table-count="1" meta:cell-count="34" meta:object-count="0"/>
  </office:meta>
</office:document-meta>
</file>